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cted" table:style-name="ta1">
        <table:table-column table:style-name="co1" table:default-cell-style-name="Default"/>
        <table:table-row table:style-name="ro1">
          <table:table-cell/>
        </table:table-row>
      </table:table>
      <table:table table:name="T100" table:style-name="ta1">
        <table:table-column table-style-name="co1" table:default-cell-style-name="Default"/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64">
            <text:p>64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63">
            <text:p>63.0000</text:p>
          </table:table-cell>
        </table:table-row>
      </table:table>
      <table:table table:name="T50" table:style-name="ta1">
        <table:table-column table-style-name="co1" table:default-cell-style-name="Default"/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64">
            <text:p>64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63">
            <text:p>63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</table:table>
      <table:table table:name="T25" table:style-name="ta1">
        <table:table-column table-style-name="co1" table:default-cell-style-name="Default"/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</table:table>
      <table:table table:name="T15" table:style-name="ta1">
        <table:table-column table-style-name="co1" table:default-cell-style-name="Default"/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</table:table>
      <table:table table:name="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32:31.332891032</meta:creation-date>
    <meta:generator>LibreOffice/6.0.7.3$Linux_X86_64 LibreOffice_project/00m0$Build-3</meta:generator>
    <dc:date>2020-01-15T12:33:49.255156105</dc:date>
    <meta:editing-duration>PT1M18S</meta:editing-duration>
    <meta:editing-cycles>1</meta:editing-cycles>
    <meta:document-statistic meta:table-count="7" meta:cell-count="0" meta:object-count="0"/>
  </office:meta>
</office:document-meta>
</file>